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 är en beståndsdel av information – en komponent. På samma sätt som en tegelsten eller an mängd tegelstenar inte <text:s/>utgör en struktur som t ex en byggnad, så måsta data sättas i en struktue eller sammanhang för att få en mening och blir då information.</text:p>
      <text:p text:style-name="Standard"/>
      <text:p text:style-name="Standard">Data som kan sättas in i ett sammanhang och tolkas får ett värde och blir information. Sammanhanget kan vara t ex ett dokument eller en webbsida som har ett betydelse för en människa men det kan även vara en strukturerad uppsättning data som, under rätt förutsättningar, kan ha en <text:s/>specifik betydelse och kan tolkas av annan mjukvara (t ex XML eller JSON) </text:p>
      <text:p text:style-name="Standard"/>
      <text:p text:style-name="Standard">Information är meddelandet (yttrande eller uttryck) som förmedlas. Därför kan man säga att information är; "Kunskap som förmedlas eller tas emot om ett visst faktum eller omständighet".</text:p>
      <text:p text:style-name="Standard"/>
      <text:p text:style-name="Standard">Informationssystem en kombination av hårdvara, mjukvara, infrastruktur och utbildad personal som organiseras för att underlätta planering, styrning, samordning och beslutsfattande i en organisation.</text:p>
      <text:p text:style-name="Standard"/>
      <text:p text:style-name="Standard">Data representeras datorns minne som ettor och nollor eftersom datorn använder det binära talsystemet. En bit är en enhet av data. En bit kan antingen vara en etta eller en nolla. Strömmen kan antingen vara av eller på. Genom att sätta ihop bitar i grupper om 8 har man skapat en byte som kan representera olika värden och används för att koda ett tecken i en dator. Det gör den till den minsta adresserbara enheten i datorns minne.</text:p>
      <text:p text:style-name="Standard"/>
      <text:p text:style-name="Standard">En byte består av 8 bitar och kan således utgöra 256 olika kombinationer (2^8 = 256) och kan följdaktigen representera så många olika tecken.</text:p>
      <text:p text:style-name="Standard"/>
      <text:p text:style-name="Standard">Informationsteknik (IT) är tillämpningen av datorer och telekommunikationsutrustning för att lagra, hämta, överföra och manipulera data.</text:p>
      <text:p text:style-name="Standard"/>
      <text:p text:style-name="Standard"/>
      <text:p text:style-name="Standard"/>
      <text:p text:style-name="Standard">B</text:p>
      <text:list xml:id="list1256806908" text:style-name="L1">
        <text:list-item>
          <text:p text:style-name="P1">IT har en enorm betydelse i mitt liv och större delen av mitt vardagsliv har anknytning till IT. Jag studerar och arbetar på distans, något som möjliggörs genom informationstekniken. Mitt arbete som frilansande konsult inom och systemutveckling är möjligt pga bredbandsuppkoppling, dator med webbkamera som gör att jag kan samverka med arbetskamrater och kunder runt omkring i världen (jag har kunder i bl. a. Australien och Amerika). Vi kan samverka genom videokonferenser, IP telefoni, virituella privata nätverk osv. Den flexibilitet som detta innebär gör det möjligt för mig att röra mig emellan olika projekt och uppdrag på ett snabbt och enkelt sätt som inte är möjligt utan dessa tekniska hjälpmedel. Arbetet i sig är mycket informationskrävande och jag drar ständigt nytta av t.ex. google och stackoverflow. </text:p>
          <text:p text:style-name="P1">Jag håller kontakten med vänner och familj genom olika sociala nätverk, det ger mig möjligheten att hålla kontakten med fler människor även om kontakten blir något mer ytlig.</text:p>
          <text:p text:style-name="P1">Jag och min familj konsumerar mycket film och musik över nätet och...</text:p>
        </text:list-item>
        <text:list-item>
          <text:p text:style-name="P1">(kap 7 DigitaL Planet)Personlig integritet, Big brother and big buisness. En potentiell konflikt mellan ”gamla” lagar och ny teknologi ex. Lexbase och brott, mobbing och hat på nätet. Övervakning, konflikt mellan lagar och informationsteknologi och brott på nätet.</text:p>
        </text:list-item>
        <text:list-item>
          <text:p text:style-name="P1">Nackdelar <text:s/>- avpersonifierat. Mindre mänskliga kontakter, minskad integritet, intrång i det privata. Fördelar- vi som människor kan komma åt informtion och kunskap på ett icke tidigare skådat sätt vilket ger oss möjligheten att göra mer informarede och uplysta val i livet. Inte vid något tillfälle tidigare han mänskligheten haft större möjlighet att ge utlopp för sin kreativitet och produktivitet än den har idag. (kap 7 Digital planet)</text:p>
        </text:list-item>
      </text:list>
      <text:p text:style-name="Standard">C</text:p>
      <text:p text:style-name="Standard"><text:soft-page-break/>På ett fundamentalt sätt. (kap 12 och 13 Digital Plane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Ochman</meta:initial-creator>
    <meta:creation-date>2014-02-04T13:00:41</meta:creation-date>
    <meta:document-statistic meta:table-count="0" meta:image-count="0" meta:object-count="0" meta:page-count="2" meta:paragraph-count="15" meta:word-count="563" meta:character-count="3528"/>
    <dc:date>2014-02-04T20:43:29</dc:date>
    <dc:creator>Thomas Ochman</dc:creator>
    <meta:editing-duration>PT12M7S</meta:editing-duration>
    <meta:editing-cycles>1</meta:editing-cycles>
    <meta:generator>OpenOffice.org/3.3$Unix OpenOffice.org_project/330m20$Build-9567</meta:generator>
  </office:meta>
</office:document-meta>
</file>